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05cm" fo:min-width="1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c5000b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10.836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  <style:paragraph-properties style:writing-mode="lr-tb"/>
    </style:style>
    <style:style style:name="gr15" style:family="graphic" style:parent-style-name="objectwithoutfill">
      <style:graphic-properties draw:stroke="dash" draw:stroke-dash="Dashed_20__28_var_29_" svg:stroke-color="#c5000b"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7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1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06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15cm" fo:min-width="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9cm" svg:height="0.962cm" svg:x="1.2cm" svg:y="1.3cm">
          <draw:text-box>
            <text:p>Reference Population</text:p>
          </draw:text-box>
        </draw:frame>
        <draw:custom-shape draw:style-name="gr2" draw:text-style-name="P2" draw:layer="layout" svg:width="17cm" svg:height="14.3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66cm" svg:height="0.962cm" svg:x="2cm" svg:y="3.4cm">
          <draw:text-box>
            <text:p>Animal 1</text:p>
          </draw:text-box>
        </draw:frame>
        <draw:line draw:style-name="gr4" draw:text-style-name="P2" draw:layer="layout" svg:x1="6cm" svg:y1="3.9cm" svg:x2="15cm" svg:y2="3.8cm">
          <text:p/>
        </draw:line>
        <draw:line draw:style-name="gr5" draw:text-style-name="P2" draw:layer="layout" svg:x1="7cm" svg:y1="3.6cm" svg:x2="7cm" svg:y2="4.2cm">
          <text:p/>
        </draw:line>
        <draw:frame draw:style-name="gr6" draw:text-style-name="P3" draw:layer="layout" svg:width="1.611cm" svg:height="0.725cm" svg:x="6.3cm" svg:y="4.5cm">
          <draw:text-box>
            <text:p><text:span text:style-name="T1">SNP1</text:span></text:p>
          </draw:text-box>
        </draw:frame>
        <draw:line draw:style-name="gr5" draw:text-style-name="P2" draw:layer="layout" svg:x1="8.401cm" svg:y1="3.6cm" svg:x2="8.401cm" svg:y2="4.2cm">
          <text:p/>
        </draw:line>
        <draw:frame draw:style-name="gr6" draw:text-style-name="P3" draw:layer="layout" svg:width="1.611cm" svg:height="0.725cm" svg:x="7.701cm" svg:y="4.5cm">
          <draw:text-box>
            <text:p><text:span text:style-name="T1">SNP2</text:span></text:p>
          </draw:text-box>
        </draw:frame>
        <draw:line draw:style-name="gr5" draw:text-style-name="P2" draw:layer="layout" svg:x1="14.602cm" svg:y1="3.6cm" svg:x2="14.602cm" svg:y2="4.2cm">
          <text:p/>
        </draw:line>
        <draw:frame draw:style-name="gr7" draw:text-style-name="P3" draw:layer="layout" svg:width="1.586cm" svg:height="0.725cm" svg:x="13.9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4.401cm">
          <draw:text-box>
            <text:p><text:span text:style-name="T1">...</text:span></text:p>
          </draw:text-box>
        </draw:frame>
        <draw:frame draw:style-name="gr3" draw:text-style-name="P1" draw:layer="layout" svg:width="2.966cm" svg:height="0.962cm" svg:x="2cm" svg:y="6.201cm">
          <draw:text-box>
            <text:p>Animal 2</text:p>
          </draw:text-box>
        </draw:frame>
        <draw:line draw:style-name="gr4" draw:text-style-name="P2" draw:layer="layout" svg:x1="6cm" svg:y1="6.701cm" svg:x2="15cm" svg:y2="6.601cm">
          <text:p/>
        </draw:line>
        <draw:line draw:style-name="gr5" draw:text-style-name="P2" draw:layer="layout" svg:x1="7cm" svg:y1="6.401cm" svg:x2="7cm" svg:y2="7.001cm">
          <text:p/>
        </draw:line>
        <draw:frame draw:style-name="gr6" draw:text-style-name="P3" draw:layer="layout" svg:width="1.611cm" svg:height="0.725cm" svg:x="6.3cm" svg:y="7.301cm">
          <draw:text-box>
            <text:p><text:span text:style-name="T1">SNP1</text:span></text:p>
          </draw:text-box>
        </draw:frame>
        <draw:line draw:style-name="gr5" draw:text-style-name="P2" draw:layer="layout" svg:x1="8.401cm" svg:y1="6.401cm" svg:x2="8.401cm" svg:y2="7.001cm">
          <text:p/>
        </draw:line>
        <draw:frame draw:style-name="gr6" draw:text-style-name="P3" draw:layer="layout" svg:width="1.611cm" svg:height="0.725cm" svg:x="7.701cm" svg:y="7.301cm">
          <draw:text-box>
            <text:p><text:span text:style-name="T1">SNP2</text:span></text:p>
          </draw:text-box>
        </draw:frame>
        <draw:line draw:style-name="gr5" draw:text-style-name="P2" draw:layer="layout" svg:x1="14.602cm" svg:y1="6.401cm" svg:x2="14.602cm" svg:y2="7.001cm">
          <text:p/>
        </draw:line>
        <draw:frame draw:style-name="gr7" draw:text-style-name="P3" draw:layer="layout" svg:width="1.586cm" svg:height="0.725cm" svg:x="13.9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7.202cm">
          <draw:text-box>
            <text:p><text:span text:style-name="T1">...</text:span></text:p>
          </draw:text-box>
        </draw:frame>
        <draw:frame draw:style-name="gr9" draw:text-style-name="P1" draw:layer="layout" svg:width="3.072cm" svg:height="0.962cm" svg:x="2cm" svg:y="12.301cm">
          <draw:text-box>
            <text:p>Animal N</text:p>
          </draw:text-box>
        </draw:frame>
        <draw:line draw:style-name="gr4" draw:text-style-name="P2" draw:layer="layout" svg:x1="6cm" svg:y1="12.801cm" svg:x2="15cm" svg:y2="12.701cm">
          <text:p/>
        </draw:line>
        <draw:line draw:style-name="gr5" draw:text-style-name="P2" draw:layer="layout" svg:x1="7cm" svg:y1="12.501cm" svg:x2="7cm" svg:y2="13.101cm">
          <text:p/>
        </draw:line>
        <draw:frame draw:style-name="gr6" draw:text-style-name="P3" draw:layer="layout" svg:width="1.611cm" svg:height="0.725cm" svg:x="6.3cm" svg:y="13.401cm">
          <draw:text-box>
            <text:p><text:span text:style-name="T1">SNP1</text:span></text:p>
          </draw:text-box>
        </draw:frame>
        <draw:line draw:style-name="gr5" draw:text-style-name="P2" draw:layer="layout" svg:x1="8.401cm" svg:y1="12.501cm" svg:x2="8.401cm" svg:y2="13.101cm">
          <text:p/>
        </draw:line>
        <draw:frame draw:style-name="gr6" draw:text-style-name="P3" draw:layer="layout" svg:width="1.611cm" svg:height="0.725cm" svg:x="7.701cm" svg:y="13.401cm">
          <draw:text-box>
            <text:p><text:span text:style-name="T1">SNP2</text:span></text:p>
          </draw:text-box>
        </draw:frame>
        <draw:line draw:style-name="gr5" draw:text-style-name="P2" draw:layer="layout" svg:x1="14.602cm" svg:y1="12.501cm" svg:x2="14.602cm" svg:y2="13.101cm">
          <text:p/>
        </draw:line>
        <draw:frame draw:style-name="gr7" draw:text-style-name="P3" draw:layer="layout" svg:width="1.586cm" svg:height="0.725cm" svg:x="13.902cm" svg:y="13.4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13.302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3.1cm" svg:y="8.7cm">
          <draw:text-box>
            <text:p>.</text:p>
            <text:p>.</text:p>
            <text:p>.</text:p>
          </draw:text-box>
        </draw:frame>
        <draw:frame draw:style-name="gr10" draw:text-style-name="P1" draw:layer="layout" svg:width="0.68cm" svg:height="2.384cm" svg:x="10.4cm" svg:y="8.7cm">
          <draw:text-box>
            <text:p>.</text:p>
            <text:p>.</text:p>
            <text:p>.</text:p>
          </draw:text-box>
        </draw:frame>
        <draw:frame draw:style-name="gr11" draw:text-style-name="P1" draw:layer="layout" svg:width="1.171cm" svg:height="0.962cm" svg:x="16.1cm" svg:y="3.3cm">
          <draw:text-box>
            <text:p>y1</text:p>
          </draw:text-box>
        </draw:frame>
        <draw:frame draw:style-name="gr11" draw:text-style-name="P1" draw:layer="layout" svg:width="1.171cm" svg:height="0.962cm" svg:x="16.101cm" svg:y="6.1cm">
          <draw:text-box>
            <text:p>y2</text:p>
          </draw:text-box>
        </draw:frame>
        <draw:frame draw:style-name="gr12" draw:text-style-name="P1" draw:layer="layout" svg:width="1.298cm" svg:height="1.673cm" svg:x="16.102cm" svg:y="12.1cm">
          <draw:text-box>
            <text:p>yN</text:p>
          </draw:text-box>
        </draw:frame>
        <draw:custom-shape draw:style-name="gr13" draw:text-style-name="P2" draw:layer="layout" svg:width="1cm" svg:height="11.8cm" draw:transform="rotate (-1.5707963267949) translate (17.4cm 15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" draw:layer="layout" svg:width="5.54cm" svg:height="0.962cm" svg:x="8.9cm" svg:y="16.7cm">
          <draw:text-box>
            <text:p>Estimate a-values</text:p>
          </draw:text-box>
        </draw:frame>
        <draw:line draw:style-name="gr15" draw:text-style-name="P2" draw:layer="layout" svg:x1="7cm" svg:y1="3.9cm" svg:x2="7cm" svg:y2="18.1cm">
          <text:p/>
        </draw:line>
        <draw:frame draw:style-name="gr16" draw:text-style-name="P1" draw:layer="layout" svg:width="1.205cm" svg:height="0.962cm" svg:x="6.4cm" svg:y="18.3cm">
          <draw:text-box>
            <text:p>a1</text:p>
          </draw:text-box>
        </draw:frame>
        <draw:line draw:style-name="gr15" draw:text-style-name="P2" draw:layer="layout" svg:x1="8.4cm" svg:y1="3.9cm" svg:x2="8.4cm" svg:y2="18.1cm">
          <text:p/>
        </draw:line>
        <draw:line draw:style-name="gr15" draw:text-style-name="P2" draw:layer="layout" svg:x1="14.6cm" svg:y1="3.9cm" svg:x2="14.6cm" svg:y2="18.1cm">
          <text:p/>
        </draw:line>
        <draw:frame draw:style-name="gr16" draw:text-style-name="P1" draw:layer="layout" svg:width="1.205cm" svg:height="0.962cm" svg:x="7.801cm" svg:y="18.3cm">
          <draw:text-box>
            <text:p>a2</text:p>
          </draw:text-box>
        </draw:frame>
        <draw:frame draw:style-name="gr11" draw:text-style-name="P1" draw:layer="layout" svg:width="1.171cm" svg:height="0.962cm" svg:x="14.002cm" svg:y="18.3cm">
          <draw:text-box>
            <text:p>ak</text:p>
          </draw:text-box>
        </draw:frame>
        <draw:frame draw:style-name="gr8" draw:text-style-name="P3" draw:layer="layout" svg:width="0.858cm" svg:height="0.725cm" svg:x="10.702cm" svg:y="18.303cm">
          <draw:text-box>
            <text:p><text:span text:style-name="T1">...</text:span></text:p>
          </draw:text-box>
        </draw:frame>
        <draw:custom-shape draw:style-name="gr17" draw:text-style-name="P2" draw:layer="layout" svg:width="10.8cm" svg:height="1.8cm" svg:x="5.2cm" svg:y="18.1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3.427cm" svg:height="0.806cm" svg:x="14.2cm" svg:y="1.4cm">
          <draw:text-box>
            <text:p><text:span text:style-name="T2">Observations</text:span></text:p>
          </draw:text-box>
        </draw:frame>
        <draw:line draw:style-name="gr19" draw:text-style-name="P2" draw:layer="layout" svg:x1="16.2cm" svg:y1="2.2cm" svg:x2="16.4cm" svg:y2="3.2cm">
          <text:p/>
        </draw:line>
        <draw:custom-shape draw:style-name="gr20" draw:text-style-name="P2" draw:layer="layout" svg:width="1.5cm" svg:height="10.4cm" svg:x="16cm" svg:y="3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3-06T09:23:33.987313729</dc:date>
    <meta:editing-duration>PT6M1S</meta:editing-duration>
    <meta:editing-cycles>5</meta:editing-cycles>
    <meta:generator>LibreOffice/7.2.5.2$MacOSX_X86_64 LibreOffice_project/499f9727c189e6ef3471021d6132d4c694f357e5</meta:generator>
    <meta:document-statistic meta:object-count="47"/>
  </office:meta>
</office:document-meta>
</file>